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Menlo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9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0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11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2" style:family="paragraph" style:parent-style-name="Standard">
      <style:text-properties fo:font-weight="normal" officeooo:rsid="001f7829" style:font-weight-asian="normal" style:font-weight-complex="normal"/>
    </style:style>
    <style:style style:name="P13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4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3">
      <style:text-properties fo:language="en" fo:country="US"/>
    </style:style>
    <style:style style:name="P19" style:family="paragraph" style:parent-style-name="Standard" style:list-style-name="L8">
      <style:text-properties fo:language="en" fo:country="US"/>
    </style:style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 style:list-style-name="L7"/>
    <style:style style:name="P24" style:family="paragraph" style:parent-style-name="Standard" style:list-style-name="L8">
      <style:text-properties officeooo:paragraph-rsid="0012ed7c"/>
    </style:style>
    <style:style style:name="P25" style:family="paragraph" style:parent-style-name="Standard" style:list-style-name="L8">
      <style:text-properties officeooo:paragraph-rsid="00184ef8"/>
    </style:style>
    <style:style style:name="P26" style:family="paragraph" style:parent-style-name="Standard" style:list-style-name="L9"/>
    <style:style style:name="P27" style:family="paragraph" style:parent-style-name="Standard" style:list-style-name="L9">
      <style:text-properties officeooo:rsid="0021b6a1" officeooo:paragraph-rsid="0021b6a1"/>
    </style:style>
    <style:style style:name="P28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a5b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7829" style:font-weight-asian="normal" style:font-weight-complex="normal"/>
    </style:style>
    <style:style style:name="T16" style:family="text">
      <style:text-properties officeooo:rsid="001c014e"/>
    </style:style>
    <style:style style:name="T17" style:family="text">
      <style:text-properties officeooo:rsid="00201129"/>
    </style:style>
    <style:style style:name="T18" style:family="text">
      <style:text-properties officeooo:rsid="002d53c2"/>
    </style:style>
    <style:style style:name="T19" style:family="text">
      <style:text-properties officeooo:rsid="002993f2"/>
    </style:style>
    <style:style style:name="T20" style:family="text">
      <style:text-properties officeooo:rsid="002a6505"/>
    </style:style>
    <style:style style:name="T21" style:family="text">
      <style:text-properties officeooo:rsid="002bdd2f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5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5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git add –all //adiciona todos arquivos</text:p>
      <text:p text:style-name="Standard">- git commit -v -m “<text:span text:style-name="T16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18">trás todo o projeto de novo a partir da última alteração</text:span>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47405312" text:style-name="L1">
        <text:list-item>
          <text:p text:style-name="P15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614367639" text:style-name="L2">
        <text:list-item>
          <text:p text:style-name="P16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2597265615" text:style-name="L3">
        <text:list-item>
          <text:p text:style-name="P18">sudo npm install -g create-react-app</text:p>
        </text:list-item>
        <text:list-item>
          <text:p text:style-name="P17">sudo create-react-app frontend</text:p>
        </text:list-item>
        <text:list-item>
          <text:p text:style-name="P18"><text:soft-page-break/>ou executar somente: sudo yarn create react-app frontend</text:p>
        </text:list-item>
      </text:list>
      <text:p text:style-name="P6"/>
      <text:p text:style-name="Standard">- Para subir o servidor: sudo yarn start</text:p>
      <text:list xml:id="list1254718011" text:style-name="L4">
        <text:list-item>
          <text:p text:style-name="P20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1149092820" text:style-name="L5">
        <text:list-item>
          <text:p text:style-name="P21">retorna um elemento React (JSX)</text:p>
        </text:list-item>
        <text:list-item>
          <text:p text:style-name="P21">também pode ser retornado um Array / fragmento a partir da versão (16)</text:p>
        </text:list-item>
        <text:list-item>
          <text:p text:style-name="P21">Portal</text:p>
        </text:list-item>
        <text:list-item>
          <text:p text:style-name="P21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260414159" text:style-name="L6">
        <text:list-item>
          <text:p text:style-name="P22">Constructor</text:p>
        </text:list-item>
        <text:list-item>
          <text:p text:style-name="P22">Render</text:p>
        </text:list-item>
        <text:list-item>
          <text:p text:style-name="P22">Reac updates DOM and refs</text:p>
        </text:list-item>
        <text:list-item>
          <text:p text:style-name="P22">componentDidMount (instanciar listeners)</text:p>
        </text:list-item>
        <text:list-item>
          <text:p text:style-name="P22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19">todas as bibliotecas devem ser instaladas no repositório frontend</text:span></text:p>
      <text:list xml:id="list1100236276" text:style-name="L7">
        <text:list-item>
          <text:p text:style-name="P23">sudo yarn add axios</text:p>
        </text:list-item>
      </text:list>
      <text:list xml:id="list32069275" text:style-name="L8">
        <text:list-item>
          <text:p text:style-name="P19">sudo yarn add react-router-dom</text:p>
        </text:list-item>
        <text:list-item>
          <text:p text:style-name="P24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25"><text:span text:style-name="T10">sudo yarn add bootstrap-icons //</text:span><text:span text:style-name="T11">instalar ultima versão do node 12.16.1</text:span></text:p>
        </text:list-item>
      </text:list>
      <text:p text:style-name="P6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7"/>
      <text:p text:style-name="P7">css inline com react</text:p>
      <text:p text:style-name="P7"/>
      <text:p text:style-name="P6">//inline</text:p>
      <text:p text:style-name="P6">const logoStyle = {</text:p>
      <text:p text:style-name="P6"><text:s text:c="4"/>width: 5+'%',</text:p>
      <text:p text:style-name="P6"><text:s text:c="4"/>height: 5+'%',</text:p>
      <text:p text:style-name="P6"><text:s text:c="4"/>display: flex</text:p>
      <text:p text:style-name="P6">}</text:p>
      <text:p text:style-name="P6"/>
      <text:p text:style-name="P6">export default function Login() {</text:p>
      <text:p text:style-name="P6"><text:s text:c="4"/>return (</text:p>
      <text:p text:style-name="P6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7">Vs Code</text:p>
      <text:p text:style-name="Standard">- plugin</text:p>
      <text:list xml:id="list3949291956" text:style-name="L9">
        <text:list-item>
          <text:p text:style-name="P26">color highlight</text:p>
        </text:list-item>
        <text:list-item>
          <text:p text:style-name="P26">material icon theme</text:p>
        </text:list-item>
        <text:list-item>
          <text:p text:style-name="P26">drácula</text:p>
        </text:list-item>
        <text:list-item>
          <text:p text:style-name="P27">live share: permite duas pessoas mexer no código</text:p>
        </text:list-item>
        <text:list-item>
          <text:p text:style-name="P27">eazy-snippets-react</text:p>
        </text:list-item>
        <text:list-item>
          <text:p text:style-name="P27">vscode-icons</text:p>
        </text:list-item>
        <text:list-item>
          <text:p text:style-name="P27"><text:soft-page-break/>CSS Formatter</text:p>
        </text:list-item>
      </text:list>
      <text:p text:style-name="Standard">-Atalho Alt + shift + f <text:span text:style-name="T13">ou ctrl + shift + i</text:span>: identa o código</text:p>
      <text:p text:style-name="Standard">- <text:span text:style-name="T17">Atalho ctrl +/: comenta e descomenta</text:span></text:p>
      <text:p text:style-name="Standard"/>
      <text:p text:style-name="P7">cypress test – <text:span text:style-name="T15">testes</text:span></text:p>
      <text:p text:style-name="P8"><text:span text:style-name="T15">a</text:span><text:span text:style-name="T14">pp actions</text:span></text:p>
      <text:p text:style-name="P11">page options</text:p>
      <text:p text:style-name="P12"/>
      <text:p text:style-name="P9">Instalação cypress: Acessar / <text:span text:style-name="T20">criar </text:span>repositório <text:span text:style-name="T20">cypress no mesmo nó de frontend e backend</text:span> para instalar a biblioteca</text:p>
      <text:p text:style-name="P9"/>
      <text:p text:style-name="P9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9"/>
      <text:list xml:id="list2042917018" text:style-name="L10">
        <text:list-item>
          <text:p text:style-name="P28">sudo yarn add cypress –dev</text:p>
        </text:list-item>
        <text:list-item>
          <text:p text:style-name="P28">yarn run cypress open //<text:span text:style-name="T21">starta o cypress</text:span></text:p>
        </text:list-item>
        <text:list-item>
          <text:p text:style-name="P28">yarn start cypress:open</text:p>
        </text:list-item>
      </text:list>
      <text:p text:style-name="P13"/>
      <text:p text:style-name="P12"/>
      <text:p text:style-name="P10">Discord – <text:span text:style-name="T14">aplicativo de conversa, bom para trocar código e trabalh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2-28T12:08:49.476658677</dc:date>
    <meta:editing-cycles>76</meta:editing-cycles>
    <meta:editing-duration>P1DT16H56M23S</meta:editing-duration>
    <meta:document-statistic meta:table-count="0" meta:image-count="0" meta:object-count="0" meta:page-count="3" meta:paragraph-count="95" meta:word-count="563" meta:character-count="3647" meta:non-whitespace-character-count="3167"/>
    <meta:template xlink:type="simple" xlink:actuate="onRequest" xlink:title="" xlink:href="Normal"/>
  </office:meta>
</office:document-meta>
</file>